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ignment: video 3</text:p>
      <text:p text:style-name="Standard">http://youtu.be/hbcorkg6sW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asio gerena</meta:initial-creator>
    <meta:creation-date>2013-11-14T12:36:41</meta:creation-date>
    <dc:date>2013-11-14T14:11:49</dc:date>
    <dc:creator>damasio gerena</dc:creator>
    <meta:editing-duration>PT2M19S</meta:editing-duration>
    <meta:editing-cycles>1</meta:editing-cycles>
    <meta:generator>OpenOffice/4.0.0$Unix OpenOffice.org_project/400m3$Build-9702</meta:generator>
    <meta:document-statistic meta:table-count="0" meta:image-count="0" meta:object-count="0" meta:page-count="1" meta:paragraph-count="2" meta:word-count="4" meta:character-count="46"/>
  </office:meta>
</office:document-meta>
</file>